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8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9.26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0.32mm"/>
    </style:style>
    <style:style style:name="co7" style:family="table-column">
      <style:table-column-properties fo:break-before="auto" style:column-width="17.57mm"/>
    </style:style>
    <style:style style:name="co8" style:family="table-column">
      <style:table-column-properties fo:break-before="auto" style:column-width="21.38mm"/>
    </style:style>
    <style:style style:name="co9" style:family="table-column">
      <style:table-column-properties fo:break-before="auto" style:column-width="22.01mm"/>
    </style:style>
    <style:style style:name="co10" style:family="table-column">
      <style:table-column-properties fo:break-before="auto" style:column-width="15.45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ta1" style:family="table" style:master-page-name="PageStyle_5f_105.05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.5pt" fo:font-style="normal" fo:text-shadow="none" style:text-underline-style="none" fo:font-weight="normal" style:font-name-asian="新細明體1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5.0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7185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3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金額單位：新臺幣千元 ,卡</text:p>
          </table:table-cell>
          <table:table-cell table:style-name="ce12" table:number-columns-repeated="5"/>
          <table:table-cell table:style-name="ce18" office:value-type="string" calcext:value-type="string">
            <text:p>資料月份：105 年 5 月</text:p>
          </table:table-cell>
          <table:table-cell table:style-name="ce12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4" office:value-type="string" calcext:value-type="string">
            <text:p>流通卡數</text:p>
          </table:table-cell>
          <table:table-cell table:style-name="ce14" office:value-type="string" calcext:value-type="string">
            <text:p>有效卡數</text:p>
          </table:table-cell>
          <table:table-cell table:style-name="ce14" office:value-type="string" calcext:value-type="string">
            <text:p>當月發卡數</text:p>
          </table:table-cell>
          <table:table-cell table:style-name="ce14" office:value-type="string" calcext:value-type="string">
            <text:p>當月停卡數</text:p>
          </table:table-cell>
          <table:table-cell table:style-name="ce14" office:value-type="string" calcext:value-type="string">
            <text:p>循環信用</text:p>
          </table:table-cell>
          <table:table-cell table:style-name="ce14" office:value-type="string" calcext:value-type="string">
            <text:p>未到期</text:p>
          </table:table-cell>
          <table:table-cell table:style-name="ce14" office:value-type="string" calcext:value-type="string">
            <text:p>當月簽帳</text:p>
          </table:table-cell>
          <table:table-cell table:style-name="ce14" office:value-type="string" calcext:value-type="string">
            <text:p>當月預借</text:p>
          </table:table-cell>
          <table:table-cell table:style-name="ce19" office:value-type="string" calcext:value-type="string">
            <text:p>逾期三個月</text:p>
          </table:table-cell>
          <table:table-cell table:style-name="ce19" office:value-type="string" calcext:value-type="string">
            <text:p>逾期六個月</text:p>
          </table:table-cell>
          <table:table-cell table:style-name="ce14" office:value-type="string" calcext:value-type="string">
            <text:p>備抵呆帳</text:p>
          </table:table-cell>
          <table:table-cell table:style-name="ce14" office:value-type="string" calcext:value-type="string">
            <text:p>當月轉銷</text:p>
          </table:table-cell>
          <table:table-cell table:style-name="ce1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5" office:value-type="string" calcext:value-type="string">
            <text:p>　</text:p>
          </table:table-cell>
          <table:table-cell table:style-name="ce15" office:value-type="string" calcext:value-type="string">
            <text:p>餘額</text:p>
          </table:table-cell>
          <table:table-cell table:style-name="ce15" office:value-type="string" calcext:value-type="string">
            <text:p>分期付款</text:p>
          </table:table-cell>
          <table:table-cell table:style-name="ce15" office:value-type="string" calcext:value-type="string">
            <text:p>金額</text:p>
          </table:table-cell>
          <table:table-cell table:style-name="ce15" office:value-type="string" calcext:value-type="string">
            <text:p>現金金額</text:p>
          </table:table-cell>
          <table:table-cell table:number-columns-repeated="2" table:style-name="ce20" office:value-type="string" calcext:value-type="string">
            <text:p>以上帳款占</text:p>
          </table:table-cell>
          <table:table-cell table:style-name="ce15" office:value-type="string" calcext:value-type="string">
            <text:p>提足率</text:p>
          </table:table-cell>
          <table:table-cell table:number-columns-repeated="2" table:style-name="ce15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5" office:value-type="string" calcext:value-type="string">
            <text:p>　</text:p>
          </table:table-cell>
          <table:table-cell table:style-name="ce15" office:value-type="string" calcext:value-type="string">
            <text:p>餘額</text:p>
          </table:table-cell>
          <table:table-cell table:number-columns-repeated="2" table:style-name="ce15" office:value-type="string" calcext:value-type="string">
            <text:p>　</text:p>
          </table:table-cell>
          <table:table-cell table:number-columns-repeated="2" table:style-name="ce20" office:value-type="string" calcext:value-type="string">
            <text:p>應收帳款餘</text:p>
          </table:table-cell>
          <table:table-cell table:style-name="ce15" office:value-type="string" calcext:value-type="string">
            <text:p>(%)</text:p>
          </table:table-cell>
          <table:table-cell table:style-name="ce15" office:value-type="string" calcext:value-type="string">
            <text:p>　</text:p>
          </table:table-cell>
          <table:table-cell table:style-name="ce15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ce15" table:number-columns-repeated="8"/>
          <table:table-cell table:number-columns-repeated="2" table:style-name="ce20" office:value-type="string" calcext:value-type="string">
            <text:p>額(含催收款)</text:p>
          </table:table-cell>
          <table:table-cell table:style-name="ce15" table:number-columns-repeated="2"/>
          <table:table-cell table:style-name="ce1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　</text:p>
          </table:table-cell>
          <table:table-cell table:number-columns-repeated="8" table:style-name="ce16" office:value-type="string" calcext:value-type="string">
            <text:p>　</text:p>
          </table:table-cell>
          <table:table-cell table:number-columns-repeated="2" table:style-name="ce21" office:value-type="string" calcext:value-type="string">
            <text:p>之比率(%)</text:p>
          </table:table-cell>
          <table:table-cell table:number-columns-repeated="2" table:style-name="ce16" office:value-type="string" calcext:value-type="string">
            <text:p><text:s/></text:p>
          </table:table-cell>
          <table:table-cell table:style-name="ce24"/>
          <table:table-cell table:number-columns-repeated="1010"/>
        </table:table-row>
        <table:table-row table:style-name="ro2">
          <table:table-cell table:style-name="ce8" office:value-type="string" calcext:value-type="string">
            <text:p>臺灣銀行</text:p>
          </table:table-cell>
          <table:table-cell table:style-name="ce17" office:value-type="float" office:value="227434" calcext:value-type="float">
            <text:p>227,434</text:p>
          </table:table-cell>
          <table:table-cell table:style-name="ce17" office:value-type="float" office:value="109092" calcext:value-type="float">
            <text:p>109,092</text:p>
          </table:table-cell>
          <table:table-cell table:style-name="ce17" office:value-type="float" office:value="754" calcext:value-type="float">
            <text:p>754</text:p>
          </table:table-cell>
          <table:table-cell table:style-name="ce17" office:value-type="float" office:value="1002" calcext:value-type="float">
            <text:p>1,002</text:p>
          </table:table-cell>
          <table:table-cell table:style-name="ce17" office:value-type="float" office:value="223831" calcext:value-type="float">
            <text:p>223,831</text:p>
          </table:table-cell>
          <table:table-cell table:style-name="ce17" office:value-type="float" office:value="10110" calcext:value-type="float">
            <text:p>10,110</text:p>
          </table:table-cell>
          <table:table-cell table:style-name="ce17" office:value-type="float" office:value="664177" calcext:value-type="float">
            <text:p>664,177</text:p>
          </table:table-cell>
          <table:table-cell table:style-name="ce17" office:value-type="float" office:value="1336" calcext:value-type="float">
            <text:p>1,336</text:p>
          </table:table-cell>
          <table:table-cell table:style-name="ce22" office:value-type="float" office:value="0.114081012051169" calcext:value-type="float">
            <text:p>0.11</text:p>
          </table:table-cell>
          <table:table-cell table:style-name="ce22" office:value-type="float" office:value="0.0707253832673916" calcext:value-type="float">
            <text:p>0.07</text:p>
          </table:table-cell>
          <table:table-cell table:style-name="ce22" office:value-type="float" office:value="1021.60422891289" calcext:value-type="float">
            <text:p>1,021.60</text:p>
          </table:table-cell>
          <table:table-cell table:style-name="ce17" office:value-type="float" office:value="783" calcext:value-type="float">
            <text:p>783</text:p>
          </table:table-cell>
          <table:table-cell table:style-name="ce17" office:value-type="float" office:value="5506" calcext:value-type="float">
            <text:p>5,506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臺灣土地銀行</text:p>
          </table:table-cell>
          <table:table-cell table:style-name="ce17" office:value-type="float" office:value="202536" calcext:value-type="float">
            <text:p>202,536</text:p>
          </table:table-cell>
          <table:table-cell table:style-name="ce17" office:value-type="float" office:value="109703" calcext:value-type="float">
            <text:p>109,703</text:p>
          </table:table-cell>
          <table:table-cell table:style-name="ce17" office:value-type="float" office:value="6027" calcext:value-type="float">
            <text:p>6,027</text:p>
          </table:table-cell>
          <table:table-cell table:style-name="ce17" office:value-type="float" office:value="962" calcext:value-type="float">
            <text:p>962</text:p>
          </table:table-cell>
          <table:table-cell table:style-name="ce17" office:value-type="float" office:value="237374" calcext:value-type="float">
            <text:p>237,374</text:p>
          </table:table-cell>
          <table:table-cell table:style-name="ce17" office:value-type="float" office:value="39495" calcext:value-type="float">
            <text:p>39,495</text:p>
          </table:table-cell>
          <table:table-cell table:style-name="ce17" office:value-type="float" office:value="780114" calcext:value-type="float">
            <text:p>780,114</text:p>
          </table:table-cell>
          <table:table-cell table:style-name="ce17" office:value-type="float" office:value="928" calcext:value-type="float">
            <text:p>928</text:p>
          </table:table-cell>
          <table:table-cell table:style-name="ce22" office:value-type="float" office:value="0.335874292372053" calcext:value-type="float">
            <text:p>0.34</text:p>
          </table:table-cell>
          <table:table-cell table:style-name="ce22" office:value-type="float" office:value="0.271203487463694" calcext:value-type="float">
            <text:p>0.27</text:p>
          </table:table-cell>
          <table:table-cell table:style-name="ce22" office:value-type="float" office:value="1099.81458590853" calcext:value-type="float">
            <text:p>1,099.81</text:p>
          </table:table-cell>
          <table:table-cell table:style-name="ce17" office:value-type="float" office:value="1446" calcext:value-type="float">
            <text:p>1,446</text:p>
          </table:table-cell>
          <table:table-cell table:style-name="ce17" office:value-type="float" office:value="5800" calcext:value-type="float">
            <text:p>5,80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合作金庫商業銀行</text:p>
          </table:table-cell>
          <table:table-cell table:style-name="ce17" office:value-type="float" office:value="426307" calcext:value-type="float">
            <text:p>426,307</text:p>
          </table:table-cell>
          <table:table-cell table:style-name="ce17" office:value-type="float" office:value="257753" calcext:value-type="float">
            <text:p>257,753</text:p>
          </table:table-cell>
          <table:table-cell table:style-name="ce17" office:value-type="float" office:value="6489" calcext:value-type="float">
            <text:p>6,489</text:p>
          </table:table-cell>
          <table:table-cell table:style-name="ce17" office:value-type="float" office:value="3187" calcext:value-type="float">
            <text:p>3,187</text:p>
          </table:table-cell>
          <table:table-cell table:style-name="ce17" office:value-type="float" office:value="586271" calcext:value-type="float">
            <text:p>586,271</text:p>
          </table:table-cell>
          <table:table-cell table:style-name="ce17" office:value-type="float" office:value="202905" calcext:value-type="float">
            <text:p>202,905</text:p>
          </table:table-cell>
          <table:table-cell table:style-name="ce17" office:value-type="float" office:value="2470776" calcext:value-type="float">
            <text:p>2,470,776</text:p>
          </table:table-cell>
          <table:table-cell table:style-name="ce17" office:value-type="float" office:value="3636" calcext:value-type="float">
            <text:p>3,636</text:p>
          </table:table-cell>
          <table:table-cell table:style-name="ce22" office:value-type="float" office:value="0.347704301575801" calcext:value-type="float">
            <text:p>0.35</text:p>
          </table:table-cell>
          <table:table-cell table:style-name="ce22" office:value-type="float" office:value="0.312856595618315" calcext:value-type="float">
            <text:p>0.31</text:p>
          </table:table-cell>
          <table:table-cell table:style-name="ce22" office:value-type="float" office:value="304.18206399279" calcext:value-type="float">
            <text:p>304.18</text:p>
          </table:table-cell>
          <table:table-cell table:style-name="ce17" office:value-type="float" office:value="405" calcext:value-type="float">
            <text:p>405</text:p>
          </table:table-cell>
          <table:table-cell table:style-name="ce17" office:value-type="float" office:value="17838" calcext:value-type="float">
            <text:p>17,838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第一商業銀行</text:p>
          </table:table-cell>
          <table:table-cell table:style-name="ce17" office:value-type="float" office:value="925858" calcext:value-type="float">
            <text:p>925,858</text:p>
          </table:table-cell>
          <table:table-cell table:style-name="ce17" office:value-type="float" office:value="610671" calcext:value-type="float">
            <text:p>610,671</text:p>
          </table:table-cell>
          <table:table-cell table:style-name="ce17" office:value-type="float" office:value="12577" calcext:value-type="float">
            <text:p>12,577</text:p>
          </table:table-cell>
          <table:table-cell table:style-name="ce17" office:value-type="float" office:value="9972" calcext:value-type="float">
            <text:p>9,972</text:p>
          </table:table-cell>
          <table:table-cell table:style-name="ce17" office:value-type="float" office:value="1355442" calcext:value-type="float">
            <text:p>1,355,442</text:p>
          </table:table-cell>
          <table:table-cell table:style-name="ce17" office:value-type="float" office:value="999003" calcext:value-type="float">
            <text:p>999,003</text:p>
          </table:table-cell>
          <table:table-cell table:style-name="ce17" office:value-type="float" office:value="4073659" calcext:value-type="float">
            <text:p>4,073,659</text:p>
          </table:table-cell>
          <table:table-cell table:style-name="ce17" office:value-type="float" office:value="17258" calcext:value-type="float">
            <text:p>17,258</text:p>
          </table:table-cell>
          <table:table-cell table:style-name="ce22" office:value-type="float" office:value="0.175388417616792" calcext:value-type="float">
            <text:p>0.1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952.6602741766" calcext:value-type="float">
            <text:p>1,952.66</text:p>
          </table:table-cell>
          <table:table-cell table:style-name="ce17" office:value-type="float" office:value="5989" calcext:value-type="float">
            <text:p>5,989</text:p>
          </table:table-cell>
          <table:table-cell table:style-name="ce17" office:value-type="float" office:value="28425" calcext:value-type="float">
            <text:p>28,425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華南商業銀行</text:p>
          </table:table-cell>
          <table:table-cell table:style-name="ce17" office:value-type="float" office:value="838898" calcext:value-type="float">
            <text:p>838,898</text:p>
          </table:table-cell>
          <table:table-cell table:style-name="ce17" office:value-type="float" office:value="610159" calcext:value-type="float">
            <text:p>610,159</text:p>
          </table:table-cell>
          <table:table-cell table:style-name="ce17" office:value-type="float" office:value="16419" calcext:value-type="float">
            <text:p>16,419</text:p>
          </table:table-cell>
          <table:table-cell table:style-name="ce17" office:value-type="float" office:value="8877" calcext:value-type="float">
            <text:p>8,877</text:p>
          </table:table-cell>
          <table:table-cell table:style-name="ce17" office:value-type="float" office:value="719157" calcext:value-type="float">
            <text:p>719,157</text:p>
          </table:table-cell>
          <table:table-cell table:style-name="ce17" office:value-type="float" office:value="1402385" calcext:value-type="float">
            <text:p>1,402,385</text:p>
          </table:table-cell>
          <table:table-cell table:style-name="ce17" office:value-type="float" office:value="3777557" calcext:value-type="float">
            <text:p>3,777,557</text:p>
          </table:table-cell>
          <table:table-cell table:style-name="ce17" office:value-type="float" office:value="1277" calcext:value-type="float">
            <text:p>1,277</text:p>
          </table:table-cell>
          <table:table-cell table:style-name="ce22" office:value-type="float" office:value="0.205919033017389" calcext:value-type="float">
            <text:p>0.2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405.309054283291" calcext:value-type="float">
            <text:p>405.3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557" calcext:value-type="float">
            <text:p>11,557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彰化商業銀行</text:p>
          </table:table-cell>
          <table:table-cell table:style-name="ce17" office:value-type="float" office:value="438538" calcext:value-type="float">
            <text:p>438,538</text:p>
          </table:table-cell>
          <table:table-cell table:style-name="ce17" office:value-type="float" office:value="210691" calcext:value-type="float">
            <text:p>210,691</text:p>
          </table:table-cell>
          <table:table-cell table:style-name="ce17" office:value-type="float" office:value="4538" calcext:value-type="float">
            <text:p>4,538</text:p>
          </table:table-cell>
          <table:table-cell table:style-name="ce17" office:value-type="float" office:value="3096" calcext:value-type="float">
            <text:p>3,096</text:p>
          </table:table-cell>
          <table:table-cell table:style-name="ce17" office:value-type="float" office:value="339453" calcext:value-type="float">
            <text:p>339,453</text:p>
          </table:table-cell>
          <table:table-cell table:style-name="ce17" office:value-type="float" office:value="127096" calcext:value-type="float">
            <text:p>127,096</text:p>
          </table:table-cell>
          <table:table-cell table:style-name="ce17" office:value-type="float" office:value="1251587" calcext:value-type="float">
            <text:p>1,251,587</text:p>
          </table:table-cell>
          <table:table-cell table:style-name="ce17" office:value-type="float" office:value="621" calcext:value-type="float">
            <text:p>621</text:p>
          </table:table-cell>
          <table:table-cell table:style-name="ce22" office:value-type="float" office:value="0.323073084453775" calcext:value-type="float">
            <text:p>0.32</text:p>
          </table:table-cell>
          <table:table-cell table:style-name="ce22" office:value-type="float" office:value="0.007497606297006" calcext:value-type="float">
            <text:p>0.01</text:p>
          </table:table-cell>
          <table:table-cell table:style-name="ce22" office:value-type="float" office:value="593.193956966275" calcext:value-type="float">
            <text:p>593.19</text:p>
          </table:table-cell>
          <table:table-cell table:style-name="ce17" office:value-type="float" office:value="1726" calcext:value-type="float">
            <text:p>1,726</text:p>
          </table:table-cell>
          <table:table-cell table:style-name="ce17" office:value-type="float" office:value="9906" calcext:value-type="float">
            <text:p>9,906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上海商業儲蓄銀行</text:p>
          </table:table-cell>
          <table:table-cell table:style-name="ce17" office:value-type="float" office:value="358654" calcext:value-type="float">
            <text:p>358,654</text:p>
          </table:table-cell>
          <table:table-cell table:style-name="ce17" office:value-type="float" office:value="181353" calcext:value-type="float">
            <text:p>181,353</text:p>
          </table:table-cell>
          <table:table-cell table:style-name="ce17" office:value-type="float" office:value="1159" calcext:value-type="float">
            <text:p>1,159</text:p>
          </table:table-cell>
          <table:table-cell table:style-name="ce17" office:value-type="float" office:value="2181" calcext:value-type="float">
            <text:p>2,181</text:p>
          </table:table-cell>
          <table:table-cell table:style-name="ce17" office:value-type="float" office:value="730472" calcext:value-type="float">
            <text:p>730,472</text:p>
          </table:table-cell>
          <table:table-cell table:style-name="ce17" office:value-type="float" office:value="191918" calcext:value-type="float">
            <text:p>191,918</text:p>
          </table:table-cell>
          <table:table-cell table:style-name="ce17" office:value-type="float" office:value="1055600" calcext:value-type="float">
            <text:p>1,055,600</text:p>
          </table:table-cell>
          <table:table-cell table:style-name="ce17" office:value-type="float" office:value="7231" calcext:value-type="float">
            <text:p>7,231</text:p>
          </table:table-cell>
          <table:table-cell table:style-name="ce22" office:value-type="float" office:value="0.764023205622694" calcext:value-type="float">
            <text:p>0.76</text:p>
          </table:table-cell>
          <table:table-cell table:style-name="ce22" office:value-type="float" office:value="0.257187931395725" calcext:value-type="float">
            <text:p>0.26</text:p>
          </table:table-cell>
          <table:table-cell table:style-name="ce22" office:value-type="float" office:value="2127.60966455548" calcext:value-type="float">
            <text:p>2,127.6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823" calcext:value-type="float">
            <text:p>10,823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北富邦商業銀行</text:p>
          </table:table-cell>
          <table:table-cell table:style-name="ce17" office:value-type="float" office:value="2307385" calcext:value-type="float">
            <text:p>2,307,385</text:p>
          </table:table-cell>
          <table:table-cell table:style-name="ce17" office:value-type="float" office:value="1652437" calcext:value-type="float">
            <text:p>1,652,437</text:p>
          </table:table-cell>
          <table:table-cell table:style-name="ce17" office:value-type="float" office:value="38553" calcext:value-type="float">
            <text:p>38,553</text:p>
          </table:table-cell>
          <table:table-cell table:style-name="ce17" office:value-type="float" office:value="30921" calcext:value-type="float">
            <text:p>30,921</text:p>
          </table:table-cell>
          <table:table-cell table:style-name="ce17" office:value-type="float" office:value="6287126" calcext:value-type="float">
            <text:p>6,287,126</text:p>
          </table:table-cell>
          <table:table-cell table:style-name="ce17" office:value-type="float" office:value="5865971" calcext:value-type="float">
            <text:p>5,865,971</text:p>
          </table:table-cell>
          <table:table-cell table:style-name="ce17" office:value-type="float" office:value="16459056" calcext:value-type="float">
            <text:p>16,459,056</text:p>
          </table:table-cell>
          <table:table-cell table:style-name="ce17" office:value-type="float" office:value="61349" calcext:value-type="float">
            <text:p>61,349</text:p>
          </table:table-cell>
          <table:table-cell table:style-name="ce22" office:value-type="float" office:value="0.157240480457183" calcext:value-type="float">
            <text:p>0.16</text:p>
          </table:table-cell>
          <table:table-cell table:style-name="ce22" office:value-type="float" office:value="0.000154101118143378" calcext:value-type="float">
            <text:p>0.00</text:p>
          </table:table-cell>
          <table:table-cell table:style-name="ce22" office:value-type="float" office:value="774.008404445456" calcext:value-type="float">
            <text:p>774.01</text:p>
          </table:table-cell>
          <table:table-cell table:style-name="ce17" office:value-type="float" office:value="22260" calcext:value-type="float">
            <text:p>22,260</text:p>
          </table:table-cell>
          <table:table-cell table:style-name="ce17" office:value-type="float" office:value="119582" calcext:value-type="float">
            <text:p>119,582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國泰世華商業銀行</text:p>
          </table:table-cell>
          <table:table-cell table:style-name="ce17" office:value-type="float" office:value="5330485" calcext:value-type="float">
            <text:p>5,330,485</text:p>
          </table:table-cell>
          <table:table-cell table:style-name="ce17" office:value-type="float" office:value="3718798" calcext:value-type="float">
            <text:p>3,718,798</text:p>
          </table:table-cell>
          <table:table-cell table:style-name="ce17" office:value-type="float" office:value="59114" calcext:value-type="float">
            <text:p>59,114</text:p>
          </table:table-cell>
          <table:table-cell table:style-name="ce17" office:value-type="float" office:value="26462" calcext:value-type="float">
            <text:p>26,462</text:p>
          </table:table-cell>
          <table:table-cell table:style-name="ce17" office:value-type="float" office:value="13828682" calcext:value-type="float">
            <text:p>13,828,682</text:p>
          </table:table-cell>
          <table:table-cell table:style-name="ce17" office:value-type="float" office:value="9676100" calcext:value-type="float">
            <text:p>9,676,100</text:p>
          </table:table-cell>
          <table:table-cell table:style-name="ce17" office:value-type="float" office:value="36226315" calcext:value-type="float">
            <text:p>36,226,315</text:p>
          </table:table-cell>
          <table:table-cell table:style-name="ce17" office:value-type="float" office:value="172243" calcext:value-type="float">
            <text:p>172,243</text:p>
          </table:table-cell>
          <table:table-cell table:style-name="ce22" office:value-type="float" office:value="0.123005641720857" calcext:value-type="float">
            <text:p>0.1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387.17102936018" calcext:value-type="float">
            <text:p>2,387.17</text:p>
          </table:table-cell>
          <table:table-cell table:style-name="ce17" office:value-type="float" office:value="32361" calcext:value-type="float">
            <text:p>32,361</text:p>
          </table:table-cell>
          <table:table-cell table:style-name="ce17" office:value-type="float" office:value="158011" calcext:value-type="float">
            <text:p>158,01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高雄銀行</text:p>
          </table:table-cell>
          <table:table-cell table:style-name="ce17" office:value-type="float" office:value="9475" calcext:value-type="float">
            <text:p>9,475</text:p>
          </table:table-cell>
          <table:table-cell table:style-name="ce17" office:value-type="float" office:value="4204" calcext:value-type="float">
            <text:p>4,204</text:p>
          </table:table-cell>
          <table:table-cell table:style-name="ce17" office:value-type="float" office:value="253" calcext:value-type="float">
            <text:p>253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7017" calcext:value-type="float">
            <text:p>7,017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38270" calcext:value-type="float">
            <text:p>138,270</text:p>
          </table:table-cell>
          <table:table-cell table:style-name="ce17" office:value-type="float" office:value="169" calcext:value-type="float">
            <text:p>169</text:p>
          </table:table-cell>
          <table:table-cell table:number-columns-repeated="2" table:style-name="ce22" office:value-type="float" office:value="0.491925847768515" calcext:value-type="float">
            <text:p>0.49</text:p>
          </table:table-cell>
          <table:table-cell table:style-name="ce22" office:value-type="float" office:value="192.607654169684" calcext:value-type="float">
            <text:p>192.6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2" calcext:value-type="float">
            <text:p>142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兆豐國際商業銀行</text:p>
          </table:table-cell>
          <table:table-cell table:style-name="ce17" office:value-type="float" office:value="609493" calcext:value-type="float">
            <text:p>609,493</text:p>
          </table:table-cell>
          <table:table-cell table:style-name="ce17" office:value-type="float" office:value="404255" calcext:value-type="float">
            <text:p>404,255</text:p>
          </table:table-cell>
          <table:table-cell table:style-name="ce17" office:value-type="float" office:value="8878" calcext:value-type="float">
            <text:p>8,878</text:p>
          </table:table-cell>
          <table:table-cell table:style-name="ce17" office:value-type="float" office:value="18837" calcext:value-type="float">
            <text:p>18,837</text:p>
          </table:table-cell>
          <table:table-cell table:style-name="ce17" office:value-type="float" office:value="1134483" calcext:value-type="float">
            <text:p>1,134,483</text:p>
          </table:table-cell>
          <table:table-cell table:style-name="ce17" office:value-type="float" office:value="771792" calcext:value-type="float">
            <text:p>771,792</text:p>
          </table:table-cell>
          <table:table-cell table:style-name="ce17" office:value-type="float" office:value="2543996" calcext:value-type="float">
            <text:p>2,543,996</text:p>
          </table:table-cell>
          <table:table-cell table:style-name="ce17" office:value-type="float" office:value="6211" calcext:value-type="float">
            <text:p>6,211</text:p>
          </table:table-cell>
          <table:table-cell table:style-name="ce22" office:value-type="float" office:value="0.20395726128959" calcext:value-type="float">
            <text:p>0.20</text:p>
          </table:table-cell>
          <table:table-cell table:style-name="ce22" office:value-type="float" office:value="0.0678174721944758" calcext:value-type="float">
            <text:p>0.07</text:p>
          </table:table-cell>
          <table:table-cell table:style-name="ce22" office:value-type="float" office:value="530.219937487835" calcext:value-type="float">
            <text:p>530.22</text:p>
          </table:table-cell>
          <table:table-cell table:style-name="ce17" office:value-type="float" office:value="3395" calcext:value-type="float">
            <text:p>3,395</text:p>
          </table:table-cell>
          <table:table-cell table:style-name="ce17" office:value-type="float" office:value="20298" calcext:value-type="float">
            <text:p>20,298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花旗(台灣)商業銀行</text:p>
          </table:table-cell>
          <table:table-cell table:style-name="ce17" office:value-type="float" office:value="2901368" calcext:value-type="float">
            <text:p>2,901,368</text:p>
          </table:table-cell>
          <table:table-cell table:style-name="ce17" office:value-type="float" office:value="2455744" calcext:value-type="float">
            <text:p>2,455,744</text:p>
          </table:table-cell>
          <table:table-cell table:style-name="ce17" office:value-type="float" office:value="16958" calcext:value-type="float">
            <text:p>16,958</text:p>
          </table:table-cell>
          <table:table-cell table:style-name="ce17" office:value-type="float" office:value="29263" calcext:value-type="float">
            <text:p>29,263</text:p>
          </table:table-cell>
          <table:table-cell table:style-name="ce17" office:value-type="float" office:value="15348515" calcext:value-type="float">
            <text:p>15,348,515</text:p>
          </table:table-cell>
          <table:table-cell table:style-name="ce17" office:value-type="float" office:value="9826731" calcext:value-type="float">
            <text:p>9,826,731</text:p>
          </table:table-cell>
          <table:table-cell table:style-name="ce17" office:value-type="float" office:value="20133271" calcext:value-type="float">
            <text:p>20,133,271</text:p>
          </table:table-cell>
          <table:table-cell table:style-name="ce17" office:value-type="float" office:value="225512" calcext:value-type="float">
            <text:p>225,512</text:p>
          </table:table-cell>
          <table:table-cell table:style-name="ce22" office:value-type="float" office:value="0.481977508575887" calcext:value-type="float">
            <text:p>0.48</text:p>
          </table:table-cell>
          <table:table-cell table:style-name="ce22" office:value-type="float" office:value="0.0979310965694577" calcext:value-type="float">
            <text:p>0.10</text:p>
          </table:table-cell>
          <table:table-cell table:style-name="ce22" office:value-type="float" office:value="646.24374982923" calcext:value-type="float">
            <text:p>646.24</text:p>
          </table:table-cell>
          <table:table-cell table:style-name="ce17" office:value-type="float" office:value="58405" calcext:value-type="float">
            <text:p>58,405</text:p>
          </table:table-cell>
          <table:table-cell table:style-name="ce17" office:value-type="float" office:value="366736" calcext:value-type="float">
            <text:p>366,736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澳盛(台灣)商業銀行</text:p>
          </table:table-cell>
          <table:table-cell table:style-name="ce17" office:value-type="float" office:value="566129" calcext:value-type="float">
            <text:p>566,129</text:p>
          </table:table-cell>
          <table:table-cell table:style-name="ce17" office:value-type="float" office:value="353846" calcext:value-type="float">
            <text:p>353,846</text:p>
          </table:table-cell>
          <table:table-cell table:style-name="ce17" office:value-type="float" office:value="4520" calcext:value-type="float">
            <text:p>4,520</text:p>
          </table:table-cell>
          <table:table-cell table:style-name="ce17" office:value-type="float" office:value="5527" calcext:value-type="float">
            <text:p>5,527</text:p>
          </table:table-cell>
          <table:table-cell table:style-name="ce17" office:value-type="float" office:value="3074151" calcext:value-type="float">
            <text:p>3,074,151</text:p>
          </table:table-cell>
          <table:table-cell table:style-name="ce17" office:value-type="float" office:value="1557127" calcext:value-type="float">
            <text:p>1,557,127</text:p>
          </table:table-cell>
          <table:table-cell table:style-name="ce17" office:value-type="float" office:value="3149908" calcext:value-type="float">
            <text:p>3,149,908</text:p>
          </table:table-cell>
          <table:table-cell table:style-name="ce17" office:value-type="float" office:value="24558" calcext:value-type="float">
            <text:p>24,558</text:p>
          </table:table-cell>
          <table:table-cell table:style-name="ce22" office:value-type="float" office:value="0.461219421763034" calcext:value-type="float">
            <text:p>0.46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383.477201613092" calcext:value-type="float">
            <text:p>383.48</text:p>
          </table:table-cell>
          <table:table-cell table:style-name="ce17" office:value-type="float" office:value="11330" calcext:value-type="float">
            <text:p>11,330</text:p>
          </table:table-cell>
          <table:table-cell table:style-name="ce17" office:value-type="float" office:value="65953" calcext:value-type="float">
            <text:p>65,953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臺灣中小企業銀行</text:p>
          </table:table-cell>
          <table:table-cell table:style-name="ce17" office:value-type="float" office:value="333787" calcext:value-type="float">
            <text:p>333,787</text:p>
          </table:table-cell>
          <table:table-cell table:style-name="ce17" office:value-type="float" office:value="130310" calcext:value-type="float">
            <text:p>130,310</text:p>
          </table:table-cell>
          <table:table-cell table:style-name="ce17" office:value-type="float" office:value="718" calcext:value-type="float">
            <text:p>718</text:p>
          </table:table-cell>
          <table:table-cell table:style-name="ce17" office:value-type="float" office:value="1193" calcext:value-type="float">
            <text:p>1,193</text:p>
          </table:table-cell>
          <table:table-cell table:style-name="ce17" office:value-type="float" office:value="456628" calcext:value-type="float">
            <text:p>456,628</text:p>
          </table:table-cell>
          <table:table-cell table:style-name="ce17" office:value-type="float" office:value="76064" calcext:value-type="float">
            <text:p>76,064</text:p>
          </table:table-cell>
          <table:table-cell table:style-name="ce17" office:value-type="float" office:value="862417" calcext:value-type="float">
            <text:p>862,417</text:p>
          </table:table-cell>
          <table:table-cell table:style-name="ce17" office:value-type="float" office:value="4269" calcext:value-type="float">
            <text:p>4,269</text:p>
          </table:table-cell>
          <table:table-cell table:style-name="ce22" office:value-type="float" office:value="0.109970782128647" calcext:value-type="float">
            <text:p>0.11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618.981295554169" calcext:value-type="float">
            <text:p>618.98</text:p>
          </table:table-cell>
          <table:table-cell table:style-name="ce17" office:value-type="float" office:value="2089" calcext:value-type="float">
            <text:p>2,089</text:p>
          </table:table-cell>
          <table:table-cell table:style-name="ce17" office:value-type="float" office:value="11039" calcext:value-type="float">
            <text:p>11,039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渣打國際商業銀行</text:p>
          </table:table-cell>
          <table:table-cell table:style-name="ce17" office:value-type="float" office:value="367548" calcext:value-type="float">
            <text:p>367,548</text:p>
          </table:table-cell>
          <table:table-cell table:style-name="ce17" office:value-type="float" office:value="220091" calcext:value-type="float">
            <text:p>220,091</text:p>
          </table:table-cell>
          <table:table-cell table:style-name="ce17" office:value-type="float" office:value="2183" calcext:value-type="float">
            <text:p>2,183</text:p>
          </table:table-cell>
          <table:table-cell table:style-name="ce17" office:value-type="float" office:value="4311" calcext:value-type="float">
            <text:p>4,311</text:p>
          </table:table-cell>
          <table:table-cell table:style-name="ce17" office:value-type="float" office:value="1914116" calcext:value-type="float">
            <text:p>1,914,116</text:p>
          </table:table-cell>
          <table:table-cell table:style-name="ce17" office:value-type="float" office:value="597113" calcext:value-type="float">
            <text:p>597,113</text:p>
          </table:table-cell>
          <table:table-cell table:style-name="ce17" office:value-type="float" office:value="1385529" calcext:value-type="float">
            <text:p>1,385,529</text:p>
          </table:table-cell>
          <table:table-cell table:style-name="ce17" office:value-type="float" office:value="4622" calcext:value-type="float">
            <text:p>4,622</text:p>
          </table:table-cell>
          <table:table-cell table:style-name="ce22" office:value-type="float" office:value="0.431828421128454" calcext:value-type="float">
            <text:p>0.4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24.324126864828" calcext:value-type="float">
            <text:p>524.32</text:p>
          </table:table-cell>
          <table:table-cell table:style-name="ce17" office:value-type="float" office:value="12128" calcext:value-type="float">
            <text:p>12,128</text:p>
          </table:table-cell>
          <table:table-cell table:style-name="ce17" office:value-type="float" office:value="58309" calcext:value-type="float">
            <text:p>58,309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中商業銀行</text:p>
          </table:table-cell>
          <table:table-cell table:style-name="ce17" office:value-type="float" office:value="197975" calcext:value-type="float">
            <text:p>197,975</text:p>
          </table:table-cell>
          <table:table-cell table:style-name="ce17" office:value-type="float" office:value="79110" calcext:value-type="float">
            <text:p>79,110</text:p>
          </table:table-cell>
          <table:table-cell table:style-name="ce17" office:value-type="float" office:value="2466" calcext:value-type="float">
            <text:p>2,466</text:p>
          </table:table-cell>
          <table:table-cell table:style-name="ce17" office:value-type="float" office:value="1415" calcext:value-type="float">
            <text:p>1,415</text:p>
          </table:table-cell>
          <table:table-cell table:style-name="ce17" office:value-type="float" office:value="250375" calcext:value-type="float">
            <text:p>250,375</text:p>
          </table:table-cell>
          <table:table-cell table:style-name="ce17" office:value-type="float" office:value="43038" calcext:value-type="float">
            <text:p>43,038</text:p>
          </table:table-cell>
          <table:table-cell table:style-name="ce17" office:value-type="float" office:value="500407" calcext:value-type="float">
            <text:p>500,407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.63929942549666" calcext:value-type="float">
            <text:p>1.64</text:p>
          </table:table-cell>
          <table:table-cell table:style-name="ce22" office:value-type="float" office:value="0.313954342027417" calcext:value-type="float">
            <text:p>0.31</text:p>
          </table:table-cell>
          <table:table-cell table:style-name="ce22" office:value-type="float" office:value="385.945561191362" calcext:value-type="float">
            <text:p>385.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21" calcext:value-type="float">
            <text:p>10,02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匯豐(台灣)商業銀行</text:p>
          </table:table-cell>
          <table:table-cell table:style-name="ce17" office:value-type="float" office:value="620908" calcext:value-type="float">
            <text:p>620,908</text:p>
          </table:table-cell>
          <table:table-cell table:style-name="ce17" office:value-type="float" office:value="428251" calcext:value-type="float">
            <text:p>428,251</text:p>
          </table:table-cell>
          <table:table-cell table:style-name="ce17" office:value-type="float" office:value="4521" calcext:value-type="float">
            <text:p>4,521</text:p>
          </table:table-cell>
          <table:table-cell table:style-name="ce17" office:value-type="float" office:value="7565" calcext:value-type="float">
            <text:p>7,565</text:p>
          </table:table-cell>
          <table:table-cell table:style-name="ce17" office:value-type="float" office:value="2730911" calcext:value-type="float">
            <text:p>2,730,911</text:p>
          </table:table-cell>
          <table:table-cell table:style-name="ce17" office:value-type="float" office:value="1583852" calcext:value-type="float">
            <text:p>1,583,852</text:p>
          </table:table-cell>
          <table:table-cell table:style-name="ce17" office:value-type="float" office:value="4068687" calcext:value-type="float">
            <text:p>4,068,687</text:p>
          </table:table-cell>
          <table:table-cell table:style-name="ce17" office:value-type="float" office:value="52506" calcext:value-type="float">
            <text:p>52,506</text:p>
          </table:table-cell>
          <table:table-cell table:style-name="ce22" office:value-type="float" office:value="0.248988312524732" calcext:value-type="float">
            <text:p>0.2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675.37592289195" calcext:value-type="float">
            <text:p>2,675.38</text:p>
          </table:table-cell>
          <table:table-cell table:style-name="ce17" office:value-type="float" office:value="5288" calcext:value-type="float">
            <text:p>5,288</text:p>
          </table:table-cell>
          <table:table-cell table:style-name="ce17" office:value-type="float" office:value="37987" calcext:value-type="float">
            <text:p>37,987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華泰商業銀行</text:p>
          </table:table-cell>
          <table:table-cell table:style-name="ce17" office:value-type="float" office:value="10240" calcext:value-type="float">
            <text:p>10,240</text:p>
          </table:table-cell>
          <table:table-cell table:style-name="ce17" office:value-type="float" office:value="6344" calcext:value-type="float">
            <text:p>6,344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8462" calcext:value-type="float">
            <text:p>18,462</text:p>
          </table:table-cell>
          <table:table-cell table:style-name="ce17" office:value-type="float" office:value="2313" calcext:value-type="float">
            <text:p>2,313</text:p>
          </table:table-cell>
          <table:table-cell table:style-name="ce17" office:value-type="float" office:value="60056" calcext:value-type="float">
            <text:p>60,056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.29975321141555" calcext:value-type="float">
            <text:p>1.30</text:p>
          </table:table-cell>
          <table:table-cell table:style-name="ce22" office:value-type="float" office:value="0.179712712776055" calcext:value-type="float">
            <text:p>0.18</text:p>
          </table:table-cell>
          <table:table-cell table:style-name="ce22" office:value-type="float" office:value="189.696143503103" calcext:value-type="float">
            <text:p>189.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88" calcext:value-type="float">
            <text:p>288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臺灣新光商業銀行</text:p>
          </table:table-cell>
          <table:table-cell table:style-name="ce17" office:value-type="float" office:value="909156" calcext:value-type="float">
            <text:p>909,156</text:p>
          </table:table-cell>
          <table:table-cell table:style-name="ce17" office:value-type="float" office:value="470763" calcext:value-type="float">
            <text:p>470,763</text:p>
          </table:table-cell>
          <table:table-cell table:style-name="ce17" office:value-type="float" office:value="11526" calcext:value-type="float">
            <text:p>11,526</text:p>
          </table:table-cell>
          <table:table-cell table:style-name="ce17" office:value-type="float" office:value="9169" calcext:value-type="float">
            <text:p>9,169</text:p>
          </table:table-cell>
          <table:table-cell table:style-name="ce17" office:value-type="float" office:value="2037509" calcext:value-type="float">
            <text:p>2,037,509</text:p>
          </table:table-cell>
          <table:table-cell table:style-name="ce17" office:value-type="float" office:value="1253288" calcext:value-type="float">
            <text:p>1,253,288</text:p>
          </table:table-cell>
          <table:table-cell table:style-name="ce17" office:value-type="float" office:value="4443955" calcext:value-type="float">
            <text:p>4,443,955</text:p>
          </table:table-cell>
          <table:table-cell table:style-name="ce17" office:value-type="float" office:value="22217" calcext:value-type="float">
            <text:p>22,217</text:p>
          </table:table-cell>
          <table:table-cell table:style-name="ce22" office:value-type="float" office:value="0.23928201316038" calcext:value-type="float">
            <text:p>0.24</text:p>
          </table:table-cell>
          <table:table-cell table:style-name="ce22" office:value-type="float" office:value="0.0387200380890449" calcext:value-type="float">
            <text:p>0.04</text:p>
          </table:table-cell>
          <table:table-cell table:style-name="ce22" office:value-type="float" office:value="243.19703389139" calcext:value-type="float">
            <text:p>243.20</text:p>
          </table:table-cell>
          <table:table-cell table:style-name="ce17" office:value-type="float" office:value="4611" calcext:value-type="float">
            <text:p>4,611</text:p>
          </table:table-cell>
          <table:table-cell table:style-name="ce17" office:value-type="float" office:value="25680" calcext:value-type="float">
            <text:p>25,68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陽信商業銀行</text:p>
          </table:table-cell>
          <table:table-cell table:style-name="ce17" office:value-type="float" office:value="82937" calcext:value-type="float">
            <text:p>82,937</text:p>
          </table:table-cell>
          <table:table-cell table:style-name="ce17" office:value-type="float" office:value="42093" calcext:value-type="float">
            <text:p>42,093</text:p>
          </table:table-cell>
          <table:table-cell table:style-name="ce17" office:value-type="float" office:value="5069" calcext:value-type="float">
            <text:p>5,069</text:p>
          </table:table-cell>
          <table:table-cell table:style-name="ce17" office:value-type="float" office:value="914" calcext:value-type="float">
            <text:p>914</text:p>
          </table:table-cell>
          <table:table-cell table:style-name="ce17" office:value-type="float" office:value="240568" calcext:value-type="float">
            <text:p>240,568</text:p>
          </table:table-cell>
          <table:table-cell table:style-name="ce17" office:value-type="float" office:value="53329" calcext:value-type="float">
            <text:p>53,329</text:p>
          </table:table-cell>
          <table:table-cell table:style-name="ce17" office:value-type="float" office:value="276281" calcext:value-type="float">
            <text:p>276,281</text:p>
          </table:table-cell>
          <table:table-cell table:style-name="ce17" office:value-type="float" office:value="269" calcext:value-type="float">
            <text:p>269</text:p>
          </table:table-cell>
          <table:table-cell table:style-name="ce22" office:value-type="float" office:value="0.521430406992745" calcext:value-type="float">
            <text:p>0.5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831.250200301253" calcext:value-type="float">
            <text:p>831.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475" calcext:value-type="float">
            <text:p>3,475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三信商業銀行</text:p>
          </table:table-cell>
          <table:table-cell table:style-name="ce17" office:value-type="float" office:value="16925" calcext:value-type="float">
            <text:p>16,925</text:p>
          </table:table-cell>
          <table:table-cell table:style-name="ce17" office:value-type="float" office:value="11105" calcext:value-type="float">
            <text:p>11,105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30475" calcext:value-type="float">
            <text:p>30,475</text:p>
          </table:table-cell>
          <table:table-cell table:style-name="ce17" office:value-type="float" office:value="13724" calcext:value-type="float">
            <text:p>13,724</text:p>
          </table:table-cell>
          <table:table-cell table:style-name="ce17" office:value-type="float" office:value="113854" calcext:value-type="float">
            <text:p>113,854</text:p>
          </table:table-cell>
          <table:table-cell table:style-name="ce17" office:value-type="float" office:value="177" calcext:value-type="float">
            <text:p>177</text:p>
          </table:table-cell>
          <table:table-cell table:style-name="ce22" office:value-type="float" office:value="0.227615443707856" calcext:value-type="float">
            <text:p>0.2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7092.7500320417" calcext:value-type="float">
            <text:p>7,092.75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943" calcext:value-type="float">
            <text:p>943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聯邦商業銀行</text:p>
          </table:table-cell>
          <table:table-cell table:style-name="ce17" office:value-type="float" office:value="1836494" calcext:value-type="float">
            <text:p>1,836,494</text:p>
          </table:table-cell>
          <table:table-cell table:style-name="ce17" office:value-type="float" office:value="832964" calcext:value-type="float">
            <text:p>832,964</text:p>
          </table:table-cell>
          <table:table-cell table:style-name="ce17" office:value-type="float" office:value="20672" calcext:value-type="float">
            <text:p>20,672</text:p>
          </table:table-cell>
          <table:table-cell table:style-name="ce17" office:value-type="float" office:value="17289" calcext:value-type="float">
            <text:p>17,289</text:p>
          </table:table-cell>
          <table:table-cell table:style-name="ce17" office:value-type="float" office:value="4548359" calcext:value-type="float">
            <text:p>4,548,359</text:p>
          </table:table-cell>
          <table:table-cell table:style-name="ce17" office:value-type="float" office:value="2625093" calcext:value-type="float">
            <text:p>2,625,093</text:p>
          </table:table-cell>
          <table:table-cell table:style-name="ce17" office:value-type="float" office:value="6248158" calcext:value-type="float">
            <text:p>6,248,158</text:p>
          </table:table-cell>
          <table:table-cell table:style-name="ce17" office:value-type="float" office:value="104244" calcext:value-type="float">
            <text:p>104,244</text:p>
          </table:table-cell>
          <table:table-cell table:style-name="ce22" office:value-type="float" office:value="0.289878517851565" calcext:value-type="float">
            <text:p>0.29</text:p>
          </table:table-cell>
          <table:table-cell table:style-name="ce22" office:value-type="float" office:value="0.000233636558675284" calcext:value-type="float">
            <text:p>0.00</text:p>
          </table:table-cell>
          <table:table-cell table:style-name="ce22" office:value-type="float" office:value="119.462179635062" calcext:value-type="float">
            <text:p>119.46</text:p>
          </table:table-cell>
          <table:table-cell table:style-name="ce17" office:value-type="float" office:value="12874" calcext:value-type="float">
            <text:p>12,874</text:p>
          </table:table-cell>
          <table:table-cell table:style-name="ce17" office:value-type="float" office:value="66621" calcext:value-type="float">
            <text:p>66,62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遠東國際商業銀行</text:p>
          </table:table-cell>
          <table:table-cell table:style-name="ce17" office:value-type="float" office:value="1469664" calcext:value-type="float">
            <text:p>1,469,664</text:p>
          </table:table-cell>
          <table:table-cell table:style-name="ce17" office:value-type="float" office:value="1031779" calcext:value-type="float">
            <text:p>1,031,779</text:p>
          </table:table-cell>
          <table:table-cell table:style-name="ce17" office:value-type="float" office:value="11323" calcext:value-type="float">
            <text:p>11,323</text:p>
          </table:table-cell>
          <table:table-cell table:style-name="ce17" office:value-type="float" office:value="6272" calcext:value-type="float">
            <text:p>6,272</text:p>
          </table:table-cell>
          <table:table-cell table:style-name="ce17" office:value-type="float" office:value="4768253" calcext:value-type="float">
            <text:p>4,768,253</text:p>
          </table:table-cell>
          <table:table-cell table:style-name="ce17" office:value-type="float" office:value="5149855" calcext:value-type="float">
            <text:p>5,149,855</text:p>
          </table:table-cell>
          <table:table-cell table:style-name="ce17" office:value-type="float" office:value="4630202" calcext:value-type="float">
            <text:p>4,630,202</text:p>
          </table:table-cell>
          <table:table-cell table:style-name="ce17" office:value-type="float" office:value="239265" calcext:value-type="float">
            <text:p>239,265</text:p>
          </table:table-cell>
          <table:table-cell table:style-name="ce22" office:value-type="float" office:value="0.370407377550767" calcext:value-type="float">
            <text:p>0.37</text:p>
          </table:table-cell>
          <table:table-cell table:style-name="ce22" office:value-type="float" office:value="0.0905343033981624" calcext:value-type="float">
            <text:p>0.09</text:p>
          </table:table-cell>
          <table:table-cell table:style-name="ce22" office:value-type="float" office:value="101.411576031865" calcext:value-type="float">
            <text:p>101.41</text:p>
          </table:table-cell>
          <table:table-cell table:style-name="ce17" office:value-type="float" office:value="15041" calcext:value-type="float">
            <text:p>15,041</text:p>
          </table:table-cell>
          <table:table-cell table:style-name="ce17" office:value-type="float" office:value="77410" calcext:value-type="float">
            <text:p>77,41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元大商業銀行</text:p>
          </table:table-cell>
          <table:table-cell table:style-name="ce17" office:value-type="float" office:value="497877" calcext:value-type="float">
            <text:p>497,877</text:p>
          </table:table-cell>
          <table:table-cell table:style-name="ce17" office:value-type="float" office:value="294815" calcext:value-type="float">
            <text:p>294,815</text:p>
          </table:table-cell>
          <table:table-cell table:style-name="ce17" office:value-type="float" office:value="19509" calcext:value-type="float">
            <text:p>19,509</text:p>
          </table:table-cell>
          <table:table-cell table:style-name="ce17" office:value-type="float" office:value="3121" calcext:value-type="float">
            <text:p>3,121</text:p>
          </table:table-cell>
          <table:table-cell table:style-name="ce17" office:value-type="float" office:value="432513" calcext:value-type="float">
            <text:p>432,513</text:p>
          </table:table-cell>
          <table:table-cell table:style-name="ce17" office:value-type="float" office:value="374395" calcext:value-type="float">
            <text:p>374,395</text:p>
          </table:table-cell>
          <table:table-cell table:style-name="ce17" office:value-type="float" office:value="3621040" calcext:value-type="float">
            <text:p>3,621,040</text:p>
          </table:table-cell>
          <table:table-cell table:style-name="ce17" office:value-type="float" office:value="1012" calcext:value-type="float">
            <text:p>1,012</text:p>
          </table:table-cell>
          <table:table-cell table:style-name="ce22" office:value-type="float" office:value="0.153131495670255" calcext:value-type="float">
            <text:p>0.1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120.30529179814" calcext:value-type="float">
            <text:p>1,120.31</text:p>
          </table:table-cell>
          <table:table-cell table:style-name="ce17" office:value-type="float" office:value="1336" calcext:value-type="float">
            <text:p>1,336</text:p>
          </table:table-cell>
          <table:table-cell table:style-name="ce17" office:value-type="float" office:value="8015" calcext:value-type="float">
            <text:p>8,015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永豐商業銀行</text:p>
          </table:table-cell>
          <table:table-cell table:style-name="ce17" office:value-type="float" office:value="2223308" calcext:value-type="float">
            <text:p>2,223,308</text:p>
          </table:table-cell>
          <table:table-cell table:style-name="ce17" office:value-type="float" office:value="1319666" calcext:value-type="float">
            <text:p>1,319,666</text:p>
          </table:table-cell>
          <table:table-cell table:style-name="ce17" office:value-type="float" office:value="69133" calcext:value-type="float">
            <text:p>69,133</text:p>
          </table:table-cell>
          <table:table-cell table:style-name="ce17" office:value-type="float" office:value="24317" calcext:value-type="float">
            <text:p>24,317</text:p>
          </table:table-cell>
          <table:table-cell table:style-name="ce17" office:value-type="float" office:value="4884835" calcext:value-type="float">
            <text:p>4,884,835</text:p>
          </table:table-cell>
          <table:table-cell table:style-name="ce17" office:value-type="float" office:value="3691854" calcext:value-type="float">
            <text:p>3,691,854</text:p>
          </table:table-cell>
          <table:table-cell table:style-name="ce17" office:value-type="float" office:value="7434887" calcext:value-type="float">
            <text:p>7,434,887</text:p>
          </table:table-cell>
          <table:table-cell table:style-name="ce17" office:value-type="float" office:value="116054" calcext:value-type="float">
            <text:p>116,054</text:p>
          </table:table-cell>
          <table:table-cell table:style-name="ce22" office:value-type="float" office:value="0.348372923932044" calcext:value-type="float">
            <text:p>0.3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650.8051646598" calcext:value-type="float">
            <text:p>650.81</text:p>
          </table:table-cell>
          <table:table-cell table:style-name="ce17" office:value-type="float" office:value="13556" calcext:value-type="float">
            <text:p>13,556</text:p>
          </table:table-cell>
          <table:table-cell table:style-name="ce17" office:value-type="float" office:value="74264" calcext:value-type="float">
            <text:p>74,264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玉山商業銀行</text:p>
          </table:table-cell>
          <table:table-cell table:style-name="ce17" office:value-type="float" office:value="4138311" calcext:value-type="float">
            <text:p>4,138,311</text:p>
          </table:table-cell>
          <table:table-cell table:style-name="ce17" office:value-type="float" office:value="2854201" calcext:value-type="float">
            <text:p>2,854,201</text:p>
          </table:table-cell>
          <table:table-cell table:style-name="ce17" office:value-type="float" office:value="65762" calcext:value-type="float">
            <text:p>65,762</text:p>
          </table:table-cell>
          <table:table-cell table:style-name="ce17" office:value-type="float" office:value="24029" calcext:value-type="float">
            <text:p>24,029</text:p>
          </table:table-cell>
          <table:table-cell table:style-name="ce17" office:value-type="float" office:value="10556924" calcext:value-type="float">
            <text:p>10,556,924</text:p>
          </table:table-cell>
          <table:table-cell table:style-name="ce17" office:value-type="float" office:value="9011057" calcext:value-type="float">
            <text:p>9,011,057</text:p>
          </table:table-cell>
          <table:table-cell table:style-name="ce17" office:value-type="float" office:value="25282782" calcext:value-type="float">
            <text:p>25,282,782</text:p>
          </table:table-cell>
          <table:table-cell table:style-name="ce17" office:value-type="float" office:value="179496" calcext:value-type="float">
            <text:p>179,496</text:p>
          </table:table-cell>
          <table:table-cell table:style-name="ce22" office:value-type="float" office:value="0.253944075667567" calcext:value-type="float">
            <text:p>0.2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220.20039375997" calcext:value-type="float">
            <text:p>1,220.20</text:p>
          </table:table-cell>
          <table:table-cell table:style-name="ce17" office:value-type="float" office:value="37787" calcext:value-type="float">
            <text:p>37,787</text:p>
          </table:table-cell>
          <table:table-cell table:style-name="ce17" office:value-type="float" office:value="191390" calcext:value-type="float">
            <text:p>191,39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凱基商業銀行</text:p>
          </table:table-cell>
          <table:table-cell table:style-name="ce17" office:value-type="float" office:value="508473" calcext:value-type="float">
            <text:p>508,473</text:p>
          </table:table-cell>
          <table:table-cell table:style-name="ce17" office:value-type="float" office:value="220172" calcext:value-type="float">
            <text:p>220,172</text:p>
          </table:table-cell>
          <table:table-cell table:style-name="ce17" office:value-type="float" office:value="8366" calcext:value-type="float">
            <text:p>8,366</text:p>
          </table:table-cell>
          <table:table-cell table:style-name="ce17" office:value-type="float" office:value="3821" calcext:value-type="float">
            <text:p>3,821</text:p>
          </table:table-cell>
          <table:table-cell table:style-name="ce17" office:value-type="float" office:value="1097034" calcext:value-type="float">
            <text:p>1,097,034</text:p>
          </table:table-cell>
          <table:table-cell table:style-name="ce17" office:value-type="float" office:value="285716" calcext:value-type="float">
            <text:p>285,716</text:p>
          </table:table-cell>
          <table:table-cell table:style-name="ce17" office:value-type="float" office:value="1073643" calcext:value-type="float">
            <text:p>1,073,643</text:p>
          </table:table-cell>
          <table:table-cell table:style-name="ce17" office:value-type="float" office:value="10765" calcext:value-type="float">
            <text:p>10,765</text:p>
          </table:table-cell>
          <table:table-cell table:style-name="ce22" office:value-type="float" office:value="1.65002341075756" calcext:value-type="float">
            <text:p>1.65</text:p>
          </table:table-cell>
          <table:table-cell table:style-name="ce22" office:value-type="float" office:value="1.16737426208659" calcext:value-type="float">
            <text:p>1.17</text:p>
          </table:table-cell>
          <table:table-cell table:style-name="ce22" office:value-type="float" office:value="116.466237482003" calcext:value-type="float">
            <text:p>116.47</text:p>
          </table:table-cell>
          <table:table-cell table:style-name="ce17" office:value-type="float" office:value="4859" calcext:value-type="float">
            <text:p>4,859</text:p>
          </table:table-cell>
          <table:table-cell table:style-name="ce17" office:value-type="float" office:value="29387" calcext:value-type="float">
            <text:p>29,387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星展(台灣)商業銀行</text:p>
          </table:table-cell>
          <table:table-cell table:style-name="ce17" office:value-type="float" office:value="12823" calcext:value-type="float">
            <text:p>12,823</text:p>
          </table:table-cell>
          <table:table-cell table:style-name="ce17" office:value-type="float" office:value="6090" calcext:value-type="float">
            <text:p>6,090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20535" calcext:value-type="float">
            <text:p>20,535</text:p>
          </table:table-cell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65445" calcext:value-type="float">
            <text:p>65,445</text:p>
          </table:table-cell>
          <table:table-cell table:style-name="ce17" office:value-type="float" office:value="20" calcext:value-type="float">
            <text:p>20</text:p>
          </table:table-cell>
          <table:table-cell table:style-name="ce22" office:value-type="float" office:value="1.11808768451201" calcext:value-type="float">
            <text:p>1.1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793.681095785806" calcext:value-type="float">
            <text:p>793.6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26" calcext:value-type="float">
            <text:p>326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新國際商業銀行</text:p>
          </table:table-cell>
          <table:table-cell table:style-name="ce17" office:value-type="float" office:value="3607035" calcext:value-type="float">
            <text:p>3,607,035</text:p>
          </table:table-cell>
          <table:table-cell table:style-name="ce17" office:value-type="float" office:value="2495292" calcext:value-type="float">
            <text:p>2,495,292</text:p>
          </table:table-cell>
          <table:table-cell table:style-name="ce17" office:value-type="float" office:value="36644" calcext:value-type="float">
            <text:p>36,644</text:p>
          </table:table-cell>
          <table:table-cell table:style-name="ce17" office:value-type="float" office:value="25278" calcext:value-type="float">
            <text:p>25,278</text:p>
          </table:table-cell>
          <table:table-cell table:style-name="ce17" office:value-type="float" office:value="10134742" calcext:value-type="float">
            <text:p>10,134,742</text:p>
          </table:table-cell>
          <table:table-cell table:style-name="ce17" office:value-type="float" office:value="9609996" calcext:value-type="float">
            <text:p>9,609,996</text:p>
          </table:table-cell>
          <table:table-cell table:style-name="ce17" office:value-type="float" office:value="16077221" calcext:value-type="float">
            <text:p>16,077,221</text:p>
          </table:table-cell>
          <table:table-cell table:style-name="ce17" office:value-type="float" office:value="133291" calcext:value-type="float">
            <text:p>133,291</text:p>
          </table:table-cell>
          <table:table-cell table:style-name="ce22" office:value-type="float" office:value="0.23883852521762" calcext:value-type="float">
            <text:p>0.24</text:p>
          </table:table-cell>
          <table:table-cell table:style-name="ce22" office:value-type="float" office:value="0.00492191094646698" calcext:value-type="float">
            <text:p>0.00</text:p>
          </table:table-cell>
          <table:table-cell table:style-name="ce22" office:value-type="float" office:value="615.601107302927" calcext:value-type="float">
            <text:p>615.60</text:p>
          </table:table-cell>
          <table:table-cell table:style-name="ce17" office:value-type="float" office:value="23776" calcext:value-type="float">
            <text:p>23,776</text:p>
          </table:table-cell>
          <table:table-cell table:style-name="ce17" office:value-type="float" office:value="119981" calcext:value-type="float">
            <text:p>119,98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大眾商業銀行</text:p>
          </table:table-cell>
          <table:table-cell table:style-name="ce17" office:value-type="float" office:value="604766" calcext:value-type="float">
            <text:p>604,766</text:p>
          </table:table-cell>
          <table:table-cell table:style-name="ce17" office:value-type="float" office:value="321959" calcext:value-type="float">
            <text:p>321,959</text:p>
          </table:table-cell>
          <table:table-cell table:style-name="ce17" office:value-type="float" office:value="10716" calcext:value-type="float">
            <text:p>10,716</text:p>
          </table:table-cell>
          <table:table-cell table:style-name="ce17" office:value-type="float" office:value="6350" calcext:value-type="float">
            <text:p>6,350</text:p>
          </table:table-cell>
          <table:table-cell table:style-name="ce17" office:value-type="float" office:value="877385" calcext:value-type="float">
            <text:p>877,385</text:p>
          </table:table-cell>
          <table:table-cell table:style-name="ce17" office:value-type="float" office:value="3456483" calcext:value-type="float">
            <text:p>3,456,483</text:p>
          </table:table-cell>
          <table:table-cell table:style-name="ce17" office:value-type="float" office:value="1931398" calcext:value-type="float">
            <text:p>1,931,398</text:p>
          </table:table-cell>
          <table:table-cell table:style-name="ce17" office:value-type="float" office:value="85154" calcext:value-type="float">
            <text:p>85,154</text:p>
          </table:table-cell>
          <table:table-cell table:style-name="ce22" office:value-type="float" office:value="0.00859320935343413" calcext:value-type="float">
            <text:p>0.01</text:p>
          </table:table-cell>
          <table:table-cell table:style-name="ce22" office:value-type="float" office:value="0.00821230468351241" calcext:value-type="float">
            <text:p>0.01</text:p>
          </table:table-cell>
          <table:table-cell table:style-name="ce22" office:value-type="float" office:value="434.803168277732" calcext:value-type="float">
            <text:p>434.80</text:p>
          </table:table-cell>
          <table:table-cell table:style-name="ce17" office:value-type="float" office:value="9327" calcext:value-type="float">
            <text:p>9,327</text:p>
          </table:table-cell>
          <table:table-cell table:style-name="ce17" office:value-type="float" office:value="43786" calcext:value-type="float">
            <text:p>43,786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日盛國際商業銀行</text:p>
          </table:table-cell>
          <table:table-cell table:style-name="ce17" office:value-type="float" office:value="185978" calcext:value-type="float">
            <text:p>185,978</text:p>
          </table:table-cell>
          <table:table-cell table:style-name="ce17" office:value-type="float" office:value="99930" calcext:value-type="float">
            <text:p>99,930</text:p>
          </table:table-cell>
          <table:table-cell table:style-name="ce17" office:value-type="float" office:value="451" calcext:value-type="float">
            <text:p>451</text:p>
          </table:table-cell>
          <table:table-cell table:style-name="ce17" office:value-type="float" office:value="1114" calcext:value-type="float">
            <text:p>1,114</text:p>
          </table:table-cell>
          <table:table-cell table:style-name="ce17" office:value-type="float" office:value="445851" calcext:value-type="float">
            <text:p>445,851</text:p>
          </table:table-cell>
          <table:table-cell table:style-name="ce17" office:value-type="float" office:value="215285" calcext:value-type="float">
            <text:p>215,285</text:p>
          </table:table-cell>
          <table:table-cell table:style-name="ce17" office:value-type="float" office:value="404370" calcext:value-type="float">
            <text:p>404,370</text:p>
          </table:table-cell>
          <table:table-cell table:style-name="ce17" office:value-type="float" office:value="5379" calcext:value-type="float">
            <text:p>5,379</text:p>
          </table:table-cell>
          <table:table-cell table:style-name="ce22" office:value-type="float" office:value="0.183447283261538" calcext:value-type="float">
            <text:p>0.1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25.466463074001" calcext:value-type="float">
            <text:p>225.47</text:p>
          </table:table-cell>
          <table:table-cell table:style-name="ce17" office:value-type="float" office:value="1624" calcext:value-type="float">
            <text:p>1,624</text:p>
          </table:table-cell>
          <table:table-cell table:style-name="ce17" office:value-type="float" office:value="6350" calcext:value-type="float">
            <text:p>6,35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安泰商業銀行</text:p>
          </table:table-cell>
          <table:table-cell table:style-name="ce17" office:value-type="float" office:value="184130" calcext:value-type="float">
            <text:p>184,130</text:p>
          </table:table-cell>
          <table:table-cell table:style-name="ce17" office:value-type="float" office:value="71303" calcext:value-type="float">
            <text:p>71,303</text:p>
          </table:table-cell>
          <table:table-cell table:style-name="ce17" office:value-type="float" office:value="892" calcext:value-type="float">
            <text:p>892</text:p>
          </table:table-cell>
          <table:table-cell table:style-name="ce17" office:value-type="float" office:value="499" calcext:value-type="float">
            <text:p>499</text:p>
          </table:table-cell>
          <table:table-cell table:style-name="ce17" office:value-type="float" office:value="398255" calcext:value-type="float">
            <text:p>398,255</text:p>
          </table:table-cell>
          <table:table-cell table:style-name="ce17" office:value-type="float" office:value="1251721" calcext:value-type="float">
            <text:p>1,251,721</text:p>
          </table:table-cell>
          <table:table-cell table:style-name="ce17" office:value-type="float" office:value="462570" calcext:value-type="float">
            <text:p>462,570</text:p>
          </table:table-cell>
          <table:table-cell table:style-name="ce17" office:value-type="float" office:value="1322" calcext:value-type="float">
            <text:p>1,322</text:p>
          </table:table-cell>
          <table:table-cell table:style-name="ce22" office:value-type="float" office:value="0.631943752020619" calcext:value-type="float">
            <text:p>0.63</text:p>
          </table:table-cell>
          <table:table-cell table:style-name="ce22" office:value-type="float" office:value="0.229632919691929" calcext:value-type="float">
            <text:p>0.23</text:p>
          </table:table-cell>
          <table:table-cell table:style-name="ce22" office:value-type="float" office:value="210.974464903936" calcext:value-type="float">
            <text:p>210.9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中國信託商業銀行</text:p>
          </table:table-cell>
          <table:table-cell table:style-name="ce17" office:value-type="float" office:value="5895792" calcext:value-type="float">
            <text:p>5,895,792</text:p>
          </table:table-cell>
          <table:table-cell table:style-name="ce17" office:value-type="float" office:value="3830003" calcext:value-type="float">
            <text:p>3,830,003</text:p>
          </table:table-cell>
          <table:table-cell table:style-name="ce17" office:value-type="float" office:value="60837" calcext:value-type="float">
            <text:p>60,837</text:p>
          </table:table-cell>
          <table:table-cell table:style-name="ce17" office:value-type="float" office:value="42374" calcext:value-type="float">
            <text:p>42,374</text:p>
          </table:table-cell>
          <table:table-cell table:style-name="ce17" office:value-type="float" office:value="14087127" calcext:value-type="float">
            <text:p>14,087,127</text:p>
          </table:table-cell>
          <table:table-cell table:style-name="ce17" office:value-type="float" office:value="12219015" calcext:value-type="float">
            <text:p>12,219,015</text:p>
          </table:table-cell>
          <table:table-cell table:style-name="ce17" office:value-type="float" office:value="27834319" calcext:value-type="float">
            <text:p>27,834,319</text:p>
          </table:table-cell>
          <table:table-cell table:style-name="ce17" office:value-type="float" office:value="780943" calcext:value-type="float">
            <text:p>780,943</text:p>
          </table:table-cell>
          <table:table-cell table:style-name="ce22" office:value-type="float" office:value="0.164467535813119" calcext:value-type="float">
            <text:p>0.16</text:p>
          </table:table-cell>
          <table:table-cell table:style-name="ce22" office:value-type="float" office:value="0.000662014932394424" calcext:value-type="float">
            <text:p>0.00</text:p>
          </table:table-cell>
          <table:table-cell table:style-name="ce22" office:value-type="float" office:value="624.147742161257" calcext:value-type="float">
            <text:p>624.15</text:p>
          </table:table-cell>
          <table:table-cell table:style-name="ce17" office:value-type="float" office:value="59729" calcext:value-type="float">
            <text:p>59,729</text:p>
          </table:table-cell>
          <table:table-cell table:style-name="ce17" office:value-type="float" office:value="308360" calcext:value-type="float">
            <text:p>308,360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台灣樂天信用卡股份有限公司</text:p>
          </table:table-cell>
          <table:table-cell table:style-name="ce17" office:value-type="float" office:value="127216" calcext:value-type="float">
            <text:p>127,216</text:p>
          </table:table-cell>
          <table:table-cell table:style-name="ce17" office:value-type="float" office:value="93728" calcext:value-type="float">
            <text:p>93,728</text:p>
          </table:table-cell>
          <table:table-cell table:style-name="ce17" office:value-type="float" office:value="15202" calcext:value-type="float">
            <text:p>15,202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76080" calcext:value-type="float">
            <text:p>76,080</text:p>
          </table:table-cell>
          <table:table-cell table:style-name="ce17" office:value-type="float" office:value="108509" calcext:value-type="float">
            <text:p>108,509</text:p>
          </table:table-cell>
          <table:table-cell table:style-name="ce17" office:value-type="float" office:value="475794" calcext:value-type="float">
            <text:p>475,794</text:p>
          </table:table-cell>
          <table:table-cell table:style-name="ce17" office:value-type="float" office:value="1143" calcext:value-type="float">
            <text:p>1,143</text:p>
          </table:table-cell>
          <table:table-cell table:style-name="ce22" office:value-type="float" office:value="0.225338346885308" calcext:value-type="float">
            <text:p>0.23</text:p>
          </table:table-cell>
          <table:table-cell table:style-name="ce22" office:value-type="float" office:value="0.0194569255342736" calcext:value-type="float">
            <text:p>0.02</text:p>
          </table:table-cell>
          <table:table-cell table:style-name="ce22" office:value-type="float" office:value="233.625766133878" calcext:value-type="float">
            <text:p>233.63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414" calcext:value-type="float">
            <text:p>414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台灣美國運通國際(股)公司</text:p>
          </table:table-cell>
          <table:table-cell table:style-name="ce17" office:value-type="float" office:value="165989" calcext:value-type="float">
            <text:p>165,989</text:p>
          </table:table-cell>
          <table:table-cell table:style-name="ce17" office:value-type="float" office:value="112891" calcext:value-type="float">
            <text:p>112,891</text:p>
          </table:table-cell>
          <table:table-cell table:style-name="ce17" office:value-type="float" office:value="4349" calcext:value-type="float">
            <text:p>4,349</text:p>
          </table:table-cell>
          <table:table-cell table:style-name="ce17" office:value-type="float" office:value="3195" calcext:value-type="float">
            <text:p>3,195</text:p>
          </table:table-cell>
          <table:table-cell table:style-name="ce17" office:value-type="float" office:value="325396" calcext:value-type="float">
            <text:p>325,39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845336" calcext:value-type="float">
            <text:p>3,845,336</text:p>
          </table:table-cell>
          <table:table-cell table:style-name="ce17" office:value-type="float" office:value="2028" calcext:value-type="float">
            <text:p>2,028</text:p>
          </table:table-cell>
          <table:table-cell table:style-name="ce22" office:value-type="float" office:value="0.127146338225127" calcext:value-type="float">
            <text:p>0.1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441.242146810141" calcext:value-type="float">
            <text:p>441.24</text:p>
          </table:table-cell>
          <table:table-cell table:style-name="ce17" office:value-type="float" office:value="1703" calcext:value-type="float">
            <text:p>1,703</text:p>
          </table:table-cell>
          <table:table-cell table:style-name="ce17" office:value-type="float" office:value="11447" calcext:value-type="float">
            <text:p>11,447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永旺信用卡(股)公司</text:p>
          </table:table-cell>
          <table:table-cell table:style-name="ce17" office:value-type="float" office:value="88249" calcext:value-type="float">
            <text:p>88,249</text:p>
          </table:table-cell>
          <table:table-cell table:style-name="ce17" office:value-type="float" office:value="38655" calcext:value-type="float">
            <text:p>38,6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711" calcext:value-type="float">
            <text:p>711</text:p>
          </table:table-cell>
          <table:table-cell table:style-name="ce17" office:value-type="float" office:value="272072" calcext:value-type="float">
            <text:p>272,072</text:p>
          </table:table-cell>
          <table:table-cell table:style-name="ce17" office:value-type="float" office:value="54930" calcext:value-type="float">
            <text:p>54,930</text:p>
          </table:table-cell>
          <table:table-cell table:style-name="ce17" office:value-type="float" office:value="152400" calcext:value-type="float">
            <text:p>152,400</text:p>
          </table:table-cell>
          <table:table-cell table:style-name="ce17" office:value-type="float" office:value="2659" calcext:value-type="float">
            <text:p>2,659</text:p>
          </table:table-cell>
          <table:table-cell table:style-name="ce22" office:value-type="float" office:value="0.764896479370812" calcext:value-type="float">
            <text:p>0.76</text:p>
          </table:table-cell>
          <table:table-cell table:style-name="ce22" office:value-type="float" office:value="0.176102828350593" calcext:value-type="float">
            <text:p>0.18</text:p>
          </table:table-cell>
          <table:table-cell table:style-name="ce22" office:value-type="float" office:value="2205.20389847354" calcext:value-type="float">
            <text:p>2,205.20</text:p>
          </table:table-cell>
          <table:table-cell table:style-name="ce17" office:value-type="float" office:value="2560" calcext:value-type="float">
            <text:p>2,560</text:p>
          </table:table-cell>
          <table:table-cell table:style-name="ce17" office:value-type="float" office:value="11720" calcext:value-type="float">
            <text:p>11,720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總計</text:p>
          </table:table-cell>
          <table:table-cell table:style-name="ce17" table:formula="of:=SUM([.B10:.B45])" office:value-type="float" office:value="39228141" calcext:value-type="float">
            <text:p>39,228,141</text:p>
          </table:table-cell>
          <table:table-cell table:style-name="ce17" table:formula="of:=SUM([.C10:.C45])" office:value-type="float" office:value="25690221" calcext:value-type="float">
            <text:p>25,690,221</text:p>
          </table:table-cell>
          <table:table-cell table:style-name="ce17" table:formula="of:=SUM([.D10:.D45])" office:value-type="float" office:value="526999" calcext:value-type="float">
            <text:p>526,999</text:p>
          </table:table-cell>
          <table:table-cell table:style-name="ce17" table:formula="of:=SUM([.E10:.E45])" office:value-type="float" office:value="323726" calcext:value-type="float">
            <text:p>323,726</text:p>
          </table:table-cell>
          <table:table-cell table:style-name="ce17" table:formula="of:=SUM([.F10:.F45])" office:value-type="float" office:value="104476379" calcext:value-type="float">
            <text:p>104,476,379</text:p>
          </table:table-cell>
          <table:table-cell table:style-name="ce17" table:formula="of:=SUM([.G10:.G45])" office:value-type="float" office:value="82347632" calcext:value-type="float">
            <text:p>82,347,632</text:p>
          </table:table-cell>
          <table:table-cell table:style-name="ce17" table:formula="of:=SUM([.H10:.H45])" office:value-type="float" office:value="203975037" calcext:value-type="float">
            <text:p>203,975,037</text:p>
          </table:table-cell>
          <table:table-cell table:style-name="ce17" table:formula="of:=SUM([.I10:.I45])" office:value-type="float" office:value="2269164" calcext:value-type="float">
            <text:p>2,269,164</text:p>
          </table:table-cell>
          <table:table-cell table:style-name="ce22" office:value-type="float" office:value="0.262465305157287" calcext:value-type="float">
            <text:p>0.26</text:p>
          </table:table-cell>
          <table:table-cell table:style-name="ce22" office:value-type="float" office:value="0.0305735884494388" calcext:value-type="float">
            <text:p>0.03</text:p>
          </table:table-cell>
          <table:table-cell table:style-name="ce22" office:value-type="float" office:value="602.93663940217" calcext:value-type="float">
            <text:p>602.94</text:p>
          </table:table-cell>
          <table:table-cell table:style-name="ce17" table:formula="of:=SUM([.M10:.M45])" office:value-type="float" office:value="346577" calcext:value-type="float">
            <text:p>346,577</text:p>
          </table:table-cell>
          <table:table-cell table:style-name="ce17" table:formula="of:=SUM([.N10:.N45])" office:value-type="float" office:value="1917790" calcext:value-type="float">
            <text:p>1,917,790</text:p>
          </table:table-cell>
          <table:table-cell table:number-columns-repeated="1010"/>
        </table:table-row>
        <table:table-row table:style-name="ro2">
          <table:table-cell table:style-name="ce12" office:value-type="string" calcext:value-type="string">
            <text:p>一、資料來源：各金融機構自行申報。</text:p>
          </table:table-cell>
          <table:table-cell table:style-name="ce12" table:number-columns-repeated="13"/>
          <table:table-cell table:number-columns-repeated="1010"/>
        </table:table-row>
        <table:table-row table:style-name="ro2">
          <table:table-cell table:style-name="ce12" office:value-type="string" calcext:value-type="string">
            <text:p>二、揭露項目及認定標準：</text:p>
          </table:table-cell>
          <table:table-cell table:style-name="ce12" table:number-columns-repeated="13"/>
          <table:table-cell table:number-columns-repeated="1010"/>
        </table:table-row>
        <table:table-row table:style-name="ro2">
          <table:table-cell table:style-name="ce12" office:value-type="string" calcext:value-type="string">
            <text:p>　1.流通卡數：發卡總數減停卡總數，且卡片狀況為正常者。</text:p>
          </table:table-cell>
          <table:table-cell table:style-name="ce12" table:number-columns-repeated="13"/>
          <table:table-cell table:number-columns-repeated="1010"/>
        </table:table-row>
        <table:table-row table:style-name="ro2">
          <table:table-cell table:style-name="ce12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2" table:number-columns-repeated="13"/>
          <table:table-cell table:number-columns-repeated="1010"/>
        </table:table-row>
        <table:table-row table:style-name="ro2">
          <table:table-cell table:style-name="ce12" office:value-type="string" calcext:value-type="string">
            <text:p>　3.當月發卡數：不含補發卡、續卡。</text:p>
          </table:table-cell>
          <table:table-cell table:style-name="ce12" table:number-columns-repeated="13"/>
          <table:table-cell table:number-columns-repeated="1010"/>
        </table:table-row>
        <table:table-row table:style-name="ro2">
          <table:table-cell table:style-name="ce12" office:value-type="string" calcext:value-type="string">
            <text:p>　4.當月停卡數：指新增停卡部分。</text:p>
          </table:table-cell>
          <table:table-cell table:style-name="ce12" table:number-columns-repeated="13"/>
          <table:table-cell table:number-columns-repeated="1010"/>
        </table:table-row>
        <table:table-row table:style-name="ro2">
          <table:table-cell table:style-name="ce12" office:value-type="string" calcext:value-type="string">
            <text:p>　5.循環信用餘額：係指持卡人使用循環信用之餘額。</text:p>
          </table:table-cell>
          <table:table-cell table:style-name="ce12" table:number-columns-repeated="13"/>
          <table:table-cell table:number-columns-repeated="1010"/>
        </table:table-row>
        <table:table-row table:style-name="ro2">
          <table:table-cell table:style-name="ce12" office:value-type="string" calcext:value-type="string">
            <text:p>　6.未到期分期付款餘額：包括預借現金分期、消費帳款分期及帳單分期。</text:p>
          </table:table-cell>
          <table:table-cell table:style-name="ce12" table:number-columns-repeated="13"/>
          <table:table-cell table:number-columns-repeated="1010"/>
        </table:table-row>
        <table:table-row table:style-name="ro2">
          <table:table-cell table:style-name="ce12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2" table:number-columns-repeated="13"/>
          <table:table-cell table:number-columns-repeated="1010"/>
        </table:table-row>
        <table:table-row table:style-name="ro2">
          <table:table-cell table:style-name="ce12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2" table:number-columns-repeated="13"/>
          <table:table-cell table:number-columns-repeated="1010"/>
        </table:table-row>
        <table:table-row table:style-name="ro2">
          <table:table-cell table:style-name="ce12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12" table:number-columns-repeated="13"/>
          <table:table-cell table:number-columns-repeated="1010"/>
        </table:table-row>
        <table:table-row table:style-name="ro2">
          <table:table-cell table:style-name="ce12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12" table:number-columns-repeated="13"/>
          <table:table-cell table:number-columns-repeated="1010"/>
        </table:table-row>
        <table:table-row table:style-name="ro2">
          <table:table-cell table:style-name="ce12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12" table:number-columns-repeated="13"/>
          <table:table-cell table:number-columns-repeated="1010"/>
        </table:table-row>
        <table:table-row table:style-name="ro2">
          <table:table-cell table:style-name="ce12" office:value-type="string" calcext:value-type="string">
            <text:p>　10.備抵呆帳提足率：實際提列備抵呆帳占應提備抵呆帳之比率。</text:p>
          </table:table-cell>
          <table:table-cell table:style-name="ce12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12" table:number-columns-repeated="14"/>
          <table:table-cell table:number-columns-repeated="101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5.05'.$A$1" table:cell-range-address="$'105.05'.$A$1:.$N$7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5.05" style:display-name="PageStyle_105.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惠聞</meta:initial-creator>
    <dc:creator>王惠聞</dc:creator>
    <meta:print-date>2016-06-27T09:58:57</meta:print-date>
    <meta:creation-date>2016-06-27T09:46:05</meta:creation-date>
    <dc:date>2016-06-27T09:59:28</dc:date>
    <meta:generator>LibreOffice/5.0.4.2$Windows_x86 LibreOffice_project/2b9802c1994aa0b7dc6079e128979269cf95bc78</meta:generator>
    <meta:document-statistic meta:table-count="1" meta:cell-count="5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